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ab-stops>
          <style:tab-stop style:position="3.1252in"/>
        </style:tab-stops>
      </style:paragraph-properties>
    </style:style>
    <style:style style:name="P3" style:family="paragraph" style:parent-style-name="Standard" style:master-page-name="Standard">
      <style:paragraph-properties style:page-number="auto"/>
    </style:style>
    <style:style style:name="P4" style:family="paragraph" style:parent-style-name="Standard">
      <style:paragraph-properties fo:margin-left="0in" fo:margin-right="1in" fo:text-indent="0in" style:auto-text-indent="false"/>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style:text-underline-style="solid" style:text-underline-width="auto" style:text-underline-color="font-color" fo:font-weight="bold"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bruary 1, 2010</text:p>
      <text:p text:style-name="Standard"/>
      <text:p text:style-name="Standard">Dear Community Member:</text:p>
      <text:p text:style-name="Standard"/>
      <text:p text:style-name="P1">The Maple Grove Senior High Graduation Party Committee sponsors an all-night party each year to give the graduates a fun and safe evening to celebrate after their commencement exercises. The party includes food, entertainment, prizes, and a gift for each of the students and will be held this year on Sunday, June 13, 2010.</text:p>
      <text:p text:style-name="P1"/>
      <text:p text:style-name="P1">The Graduation Party Committee is looking for support from local organizations for the 2010 all‑night party. The success of this event depends on funding from local businesses, community organizations, and families of the graduates. Your contribution can be in the form of cash, gift certificates, or merchandise and will help to make the evening a memorable event for the graduates and their families.</text:p>
      <text:p text:style-name="P1"/>
      <text:p text:style-name="P1">Please consider a contribution to the 2010 Maple Grove Senior High celebration and visit the website<text:span text:style-name="T1">*</text:span> listed below or complete the enclosed response card to indicate your cash, merchandise, or gift certificate donation. If you choose to send a check, please make it payable to <text:span text:style-name="T2">Maple Grove Senior High Class Party (MGSCP)</text:span> and mail it to the address on the response card. If your donation requires a pick‑up, please indicate so, and a committee member will contact you to make arrangements. Your gift may be tax‑deductible and a receipt will be provided for your tax records. All contributors will be recognized with an attribution in the local newspaper. We would appreciate your reply by February 28, 2010.</text:p>
      <text:p text:style-name="P1"/>
      <text:p text:style-name="P1">We are grateful for any support you can offer and would like to thank you on behalf of the Graduating Class of 2010 for your consideration of our request. Please feel free to contact us with any questions you may have.</text:p>
      <text:p text:style-name="Standard"/>
      <text:p text:style-name="Standard">Sincerely,</text:p>
      <text:p text:style-name="P2"/>
      <text:p text:style-name="P2">Shelley Long<text:tab/>Kristen Laursen</text:p>
      <text:p text:style-name="P2"/>
      <text:p text:style-name="P2"><text:s text:c="28"/></text:p>
      <text:p text:style-name="P2"/>
      <text:p text:style-name="P2"><text:s text:c="48"/></text:p>
      <text:p text:style-name="P2">MGSH Class Party Prize Committee Chair<text:tab/>MGSH Class Party Prize Committee Co-Chair</text:p>
      <text:p text:style-name="P2">8656 Sycamore Lane N<text:tab/>12147 94<text:span text:style-name="T1">th</text:span> Ave N</text:p>
      <text:p text:style-name="P2">Maple Grove, MN 55369-9192<text:tab/>Maple Grove, MN 55369-7155</text:p>
      <text:p text:style-name="P2">(763) 420 2992<text:tab/></text:p>
      <text:p text:style-name="P2">Shelley@MGSHParty.com<text:tab/>Kristen@MGSHParty.com</text:p>
      <text:p text:style-name="Standard"/>
      <text:p text:style-name="P4"><text:span text:style-name="T1">*­</text:span>Please visit <text:span text:style-name="T3">www.MGSHParty.com/contribute</text:span> to contact us regarding your tax‑deductible contribution. 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5in" fo:margin-bottom="0.75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Dear Community Member</dc:title>
    <meta:creation-date>2010-02-15T06:21:21</meta:creation-date>
    <meta:editing-cycles>1</meta:editing-cycles>
    <meta:editing-duration>PT00H00M00S</meta:editing-duration>
    <meta:generator>OpenOffice.org/3.1$Linux OpenOffice.org_project/310m19$Build-9420</meta:generator>
    <meta:document-statistic meta:table-count="0" meta:image-count="0" meta:object-count="0" meta:page-count="1" meta:paragraph-count="16" meta:word-count="331" meta:character-count="2141"/>
  </office:meta>
</office:document-meta>
</file>